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iscussion<text:bookmark-end text:name="chapter-7"/></text:h>
      <text:p text:style-name="First_20_paragraph">[Target 10,000 words]</text:p>
      <text:p text:style-name="Text_20_body">In this chapter we bring together the findings of chapters 4&amp;5 and the insights/learnings/ideas from Chapter 6, to answer the research question and conclude the thesis.</text:p>
      <text:h text:style-name="Heading_20_2" text:outline-level="2"><text:bookmark-start text:name="contribution"/>Contribution<text:bookmark-end text:name="contribution"/></text:h>
      <text:p text:style-name="First_20_paragraph">[Target X words]</text:p>
      <text:p text:style-name="Text_20_body">Probably needs a better title but in this section i essentially synthesise the whole thesis to make its specific contributions crystal clear - Understandings of people’s thinking about data - Models for thinking about data, human-data interaction and data within relationships - Practical techniques for taking power - and their limitations</text:p>
      <text:h text:style-name="Heading_20_2" text:outline-level="2"><text:bookmark-start text:name="answering-the-research-question"/>Answering the Research Question<text:bookmark-end text:name="answering-the-research-question"/></text:h>
      <text:p text:style-name="First_20_paragraph">[Target X words]</text:p>
      <text:p text:style-name="Text_20_body">In short, people need to see, understand, ask questions of their data, and use it, in the context of their own lives.</text:p>
      <text:h text:style-name="Heading_20_3" text:outline-level="3"><text:bookmark-start text:name="people-need-to-see-and-understand-their-data"/>People need to see and understand their data<text:bookmark-end text:name="people-need-to-see-and-understand-their-data"/></text:h>
      <text:p text:style-name="First_20_paragraph">[Target X words]</text:p>
      <text:list text:style-name="L1">
        <text:list-item>
          <text:p text:style-name="P1">Access</text:p>
        </text:list-item>
        <text:list-item>
          <text:p text:style-name="P1">Legibility</text:p>
        </text:list-item>
        <text:list-item>
          <text:p text:style-name="P1">Meaningfulness</text:p>
        </text:list-item>
        <text:list-item>
          <text:p text:style-name="P1">effectiveness</text:p>
        </text:list-item>
        <text:list-item>
          <text:p text:style-name="P1">Exploration, orienteering, Associativity</text:p>
        </text:list-item>
      </text:list>
      <text:h text:style-name="Heading_20_3" text:outline-level="3"><text:bookmark-start text:name="people-need-to-be-able-to-ask-questions-of-their-data"/>People need to be able to ask questions of their data<text:bookmark-end text:name="people-need-to-be-able-to-ask-questions-of-their-data"/></text:h>
      <text:p text:style-name="First_20_paragraph">[Target X words]</text:p>
      <text:list text:style-name="L2">
        <text:list-item>
          <text:p text:style-name="P2">who/why/where/what/when</text:p>
        </text:list-item>
        <text:list-item>
          <text:p text:style-name="P2">provenance</text:p>
        </text:list-item>
        <text:list-item>
          <text:p text:style-name="P2">errors</text:p>
        </text:list-item>
        <text:list-item>
          <text:p text:style-name="P2">completeness</text:p>
        </text:list-item>
        <text:list-item>
          <text:p text:style-name="P2">Reflection - more complex questions</text:p>
        </text:list-item>
      </text:list>
      <text:h text:style-name="Heading_20_3" text:outline-level="3"><text:bookmark-start text:name="people-need-to-be-able-use-their-data-in-the-context-of-their-lives"/>People need to be able use their data in the context of their lives<text:bookmark-end text:name="people-need-to-be-able-use-their-data-in-the-context-of-their-lives"/></text:h>
      <text:p text:style-name="First_20_paragraph">[Target X words]</text:p>
      <text:list text:style-name="L3">
        <text:list-item>
          <text:p text:style-name="P3">Whose data is it</text:p>
        </text:list-item>
        <text:list-item>
          <text:p text:style-name="P3">Data as a usable resource for individuals (actually, as information, not data)</text:p>
        </text:list-item>
        <text:list-item>
          <text:p text:style-name="P3">Overcoming platform independence and silos</text:p>
        </text:list-item>
        <text:list-item>
          <text:p text:style-name="P3">Modelling the world and its challenges - mental models and fuzziness</text:p>
        </text:list-item>
      </text:list>
      <text:h text:style-name="Heading_20_2" text:outline-level="2"><text:bookmark-start text:name="conclusionfuture-work"/>Conclusion/Future Work<text:bookmark-end text:name="conclusionfuture-work"/></text:h>
      <text:p text:style-name="First_20_paragraph">[Target X words]</text:p>
      <text:p text:style-name="Text_20_body">Wrapping up everything in a few simple paragraphs and making recommendations for the future (research wise, whereas c6 focussed more on the practical). Talk about positioning digital civics wis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10T12:31:45Z</meta:creation-date>
    <dc:date>2020-11-10T12:31:45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